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line-height="150%" fo:text-align="justify" style:justify-single-word="false" style:page-number="auto"/>
    </style:style>
    <style:style style:name="P2" style:family="paragraph" style:parent-style-name="Heading_20_2">
      <style:paragraph-properties fo:line-height="150%" fo:text-align="justify" style:justify-single-word="false"/>
    </style:style>
    <style:style style:name="P3" style:family="paragraph" style:parent-style-name="List_20_Paragraph">
      <style:paragraph-properties fo:line-height="150%" fo:text-align="justify" style:justify-single-word="false"/>
    </style:style>
    <style:style style:name="P4" style:family="paragraph" style:parent-style-name="List_20_Paragraph" style:list-style-name="WWNum1">
      <style:paragraph-properties fo:line-height="150%" fo:text-align="justify" style:justify-single-word="false"/>
    </style:style>
    <style:style style:name="P5" style:family="paragraph" style:parent-style-name="List_20_Paragraph">
      <style:paragraph-properties fo:line-height="150%" fo:text-align="justify" style:justify-single-word="false"/>
      <style:text-properties officeooo:rsid="0004f9e5" officeooo:paragraph-rsid="0004f9e5"/>
    </style:style>
    <style:style style:name="P6" style:family="paragraph" style:parent-style-name="List_20_Paragraph">
      <style:paragraph-properties fo:line-height="150%" fo:text-align="justify" style:justify-single-word="false"/>
      <style:text-properties officeooo:rsid="000514fe" officeooo:paragraph-rsid="000514fe"/>
    </style:style>
    <style:style style:name="P7" style:family="paragraph" style:parent-style-name="Standard">
      <style:paragraph-properties fo:line-height="150%" fo:text-align="justify" style:justify-single-word="false"/>
    </style:style>
    <style:style style:name="P8" style:family="paragraph" style:parent-style-name="Standard">
      <style:paragraph-properties fo:line-height="150%" fo:text-align="justify" style:justify-single-word="false"/>
      <style:text-properties officeooo:rsid="000514fe" officeooo:paragraph-rsid="000514fe"/>
    </style:style>
    <style:style style:name="T1" style:family="text">
      <style:text-properties fo:font-style="italic" style:font-style-asian="italic"/>
    </style:style>
    <style:style style:name="T2" style:family="text">
      <style:text-properties officeooo:rsid="000514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bookmark-start text:name="_GoBack"/>M1 Computer Science – Session 3: Law and Technology </text:h>
      <text:p text:style-name="P7"/>
      <text:h text:style-name="P2" text:outline-level="2">PART 1 Technical issues – <text:a xlink:type="simple" xlink:href="http://www.newscientist.com/article/mg21628966.400-how-does-a-traffic-cop-ticket-a-driverless-car.html" text:style-name="Internet_20_link" text:visited-style-name="Visited_20_Internet_20_Link">How Does A Traffic Cop Ticket A Driverless Car</text:a>?</text:h>
      <text:p text:style-name="P7"/>
      <text:p text:style-name="P8">Current laws can't keep up with the evolution of technologie</text:p>
      <text:list xml:id="list3322536485679430754" text:style-name="WWNum1">
        <text:list-item>
          <text:p text:style-name="P4">Explain how self-driving vehicles interact with physical infrastructure.</text:p>
        </text:list-item>
      </text:list>
      <text:p text:style-name="P5">With lot of <text:span text:style-name="T2">on-board</text:span> sensors, communication with other vehicles</text:p>
      <text:p text:style-name="P5"/>
      <text:list xml:id="list170014688164885" text:continue-numbering="true" text:style-name="WWNum1">
        <text:list-item>
          <text:p text:style-name="P4">On what conditions are self-driving vehicles legal in certain US states?</text:p>
        </text:list-item>
      </text:list>
      <text:p text:style-name="P5">A self-driving vehicles must have a driver able to control it.</text:p>
      <text:p text:style-name="P3"/>
      <text:list xml:id="list170014689155259" text:continue-numbering="true" text:style-name="WWNum1">
        <text:list-item>
          <text:p text:style-name="P4">What do you think the “driver” should be legally bound to do?</text:p>
        </text:list-item>
      </text:list>
      <text:p text:style-name="P5">With a perfect autonomous vehicle : nothing <text:span text:style-name="T2">but the driver license</text:span>. <text:span text:style-name="T2">With an other, not totally self-driving, the driver should have to be awake and mind clear, no drugs. </text:span></text:p>
      <text:p text:style-name="P3"/>
      <text:list xml:id="list170014689176507" text:continue-numbering="true" text:style-name="WWNum1">
        <text:list-item>
          <text:p text:style-name="P4">What is your answer to the “futuristic legal questions”? (How do you ticket a robot? Who should pay? Can it drive by different rules of the road?)</text:p>
        </text:list-item>
      </text:list>
      <text:p text:style-name="P6">how to ticket a robot? I think in some cases, it would be the constructor's fault, and in some others, the driver's fault. It depends on the situation and the type of autonomous vehicle.</text:p>
      <text:p text:style-name="P3"/>
      <text:list xml:id="list170014690157401" text:continue-numbering="true" text:style-name="WWNum1">
        <text:list-item>
          <text:p text:style-name="P4">Data protection: comment on the privacy notices printed on the sides of vehicles. Give other solutions to address the problem.</text:p>
        </text:list-item>
      </text:list>
      <text:p text:style-name="P3"/>
      <text:p text:style-name="P3"/>
      <text:list xml:id="list170014692163026" text:continue-numbering="true" text:style-name="WWNum1">
        <text:list-item>
          <text:p text:style-name="P4">Comment on the technical requirements for self-driving vehicles. What do you think of the “potential to save lives”?</text:p>
        </text:list-item>
        <text:list-item>
          <text:p text:style-name="P4">What would it take for you to feel safe in such a car as a passenger, in another car on the same road, or as a pedestrian?</text:p>
        </text:list-item>
      </text:list>
      <text:h text:style-name="P2" text:outline-level="2">PART 2 Ethical issues – <text:a xlink:type="simple" xlink:href="http://www.msnbc.msn.com/id/32545640" text:style-name="Internet_20_link" text:visited-style-name="Visited_20_Internet_20_Link">Predpol</text:a></text:h>
      <text:list xml:id="list170014692169241" text:continue-numbering="true" text:style-name="WWNum1">
        <text:list-item>
          <text:p text:style-name="P4">Browse the file devoted to Predpol and take notes on all documents (articles, videos, diagrams…). Identify key information, as well as information that is specific to each document.</text:p>
        </text:list-item>
        <text:list-item>
          <text:p text:style-name="P4">What type of crime does the program target and what is it designed to do? </text:p>
        </text:list-item>
        <text:list-item>
          <text:p text:style-name="P4"><text:s/>How does the algorithm work? </text:p>
        </text:list-item>
        <text:list-item>
          <text:p text:style-name="P4"><text:s/>What is the difference between this system and the fictional one in the movie <text:span text:style-name="T1">Minority Report</text:span>? </text:p>
        </text:list-item>
        <text:list-item>
          <text:p text:style-name="P4"><text:soft-page-break/>What are the strengths and weaknesses of such a system? </text:p>
        </text:list-item>
        <text:list-item>
          <text:p text:style-name="P4">Can you give other examples of technical advances that can raise legal issues?</text:p>
        </text:list-item>
      </text:list>
      <text:h text:style-name="P2" text:outline-level="2">Part 3 Writing – Arising issues</text:h>
      <text:list xml:id="list170014694165979" text:continue-numbering="true" text:style-name="WWNum1">
        <text:list-item>
          <text:p text:style-name="P4">Write a 300-word-report on all documents. Insist on new aspects and arising legal issues, as well as on the “pros and cons” (opportunities for genuine <text:bookmark-end text:name="_GoBack"/>improvement vs potential risks and dilemmas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0pt" style:language-asian="ja" style:country-asian="JP" style:font-name-complex="F" style:font-size-complex="10pt" style:language-complex="ar" style:country-complex="SA"/>
    </style:default-style>
    <style:default-style style:family="paragraph">
      <style:paragraph-properties fo:margin-top="0cm" fo:margin-bottom="0.353cm" loext:contextual-spacing="false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en" fo:country="US" style:letter-kerning="true" style:font-name-asian="ＭＳ 明朝" style:font-size-asian="10pt" style:language-asian="ja" style:country-asian="JP" style:font-name-complex="F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45a8a" style:font-name="Calibri" fo:font-family="Calibri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/>
    </style:style>
    <style:style style:name="Default_20_Paragraph_20_Font" style:display-name="Default Paragraph Font" style:family="text"/>
    <style:style style:name="Titre_20_2_20_Car" style:display-name="Titre 2 Car" style:family="text" style:parent-style-name="Default_20_Paragraph_20_Font"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Titre_20_1_20_Car" style:display-name="Titre 1 Car" style:family="text" style:parent-style-name="Default_20_Paragraph_20_Font">
      <style:text-properties fo:color="#345a8a" style:font-name="Calibri" fo:font-family="Calibri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te_20_de_20_bas_20_de_20_page_20_Car" style:display-name="Note de bas de page Car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29cm" fo:margin-bottom="2.499cm" fo:margin-left="2.499cm" fo:margin-right="2.499cm" style:writing-mode="lr-tb" style:layout-grid-color="#c0c0c0" style:layout-grid-lines="2577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x</meta:initial-creator>
    <meta:editing-cycles>31</meta:editing-cycles>
    <meta:creation-date>2013-01-07T16:54:00</meta:creation-date>
    <dc:date>2015-09-24T17:00:14.574000000</dc:date>
    <meta:editing-duration>PT1H47M50S</meta:editing-duration>
    <meta:generator>LibreOffice/4.3.6.2$Windows_x86 LibreOffice_project/d50a87b2e514536ed401c18000dad4660b6a169e</meta:generator>
    <meta:document-statistic meta:table-count="0" meta:image-count="0" meta:object-count="0" meta:page-count="2" meta:paragraph-count="23" meta:word-count="379" meta:character-count="2186" meta:non-whitespace-character-count="183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